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left="0.3937in" fo:margin-right="0.3937in" fo:text-indent="0in" style:auto-text-indent="false"/>
    </style:style>
    <style:style style:name="P3" style:family="paragraph" style:parent-style-name="Preformatted_20_Text">
      <style:paragraph-properties fo:margin-left="0.3937in" fo:margin-right="0.3937in" fo:margin-top="0in" fo:margin-bottom="0.1965in" style:contextual-spacing="false" fo:text-indent="0in" style:auto-text-indent="false"/>
    </style:style>
    <style:style style:name="T1" style:family="text">
      <style:text-properties fo:color="#00ff00"/>
    </style:style>
    <style:style style:name="T2" style:family="text">
      <style:text-properties fo:color="#ff0000"/>
    </style:style>
    <style:style style:name="T3" style:family="text">
      <style:text-properties officeooo:rsid="000d632c"/>
    </style:style>
    <style:style style:name="T4" style:family="text">
      <style:text-properties officeooo:rsid="000e7c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ClamAV on CentOS 7 and Using Freshclam</text:h>
      <text:p text:style-name="Text_20_body"/>
      <text:p text:style-name="Text_20_body"><text:a xlink:type="simple" xlink:href="http://linux-audit.com/install-clamav-on-centos-7-using-freshclam/">http://linux-audit.com/install-clamav-on-centos-7-using-freshclam/</text:a></text:p>
      <text:p text:style-name="Text_20_body"/>
      <text:h text:style-name="Heading_20_1" text:outline-level="1">Install and Configure ClamAV on CentOS 7</text:h>
      <text:p text:style-name="Text_20_body"><text:span text:style-name="Emphasis">Including the usage of Freshclam</text:span></text:p>
      <text:p text:style-name="Text_20_body"> </text:p>
      <text:p text:style-name="Text_20_body">To get ClamAV on CentOS installed, we have to use the EPEL repository (Extra Packages for Enterprise Linux). Fortunately, the Fedora project provides this with an easy installation. Unfortunately the default configuration is not properly working. In this post we collect some of the issues and required changes.</text:p>
      <text:p text:style-name="Text_20_body">Let’s start with installing the EPEL support.</text:p>
      <text:p text:style-name="Quotations">yum install epel-release</text:p>
      <text:p text:style-name="Text_20_body">Next step is installing all ClamAV components.</text:p>
      <text:p text:style-name="Quotations">yum install clamav-server clamav-data clamav-update clamav-filesystem clamav clamav-scanner-systemd clamav-devel clamav-lib clamav-server-systemd</text:p>
      <text:p text:style-name="Text_20_body">The output should be similar to:</text:p>
      <text:section text:style-name="Sect1" text:name="attachment_1536">
        <text:p text:style-name="Text_20_body"><text:soft-page-break/><draw:a xlink:type="simple" xlink:href="http://linux-audit.com/wp-content/uploads/2015/06/linux-audit-installing-fedora-epel-on-centos-7.png"><draw:frame draw:style-name="fr1" draw:name="graphics1" text:anchor-type="as-char" svg:width="9.8543in" svg:height="7.0728in" draw:z-index="0"><draw:image xlink:href="http://linux-audit.com/wp-content/uploads/2015/06/linux-audit-installing-fedora-epel-on-centos-7.png" xlink:type="simple" xlink:show="embed" xlink:actuate="onLoad"/><svg:title>Screenshot of ClamAV being installed on CentOS 7</svg:title></draw:frame></draw:a></text:p>
        <text:p text:style-name="Text_20_body">Installing ClamAV with help of EPEL repository</text:p>
      </text:section>
      <text:h text:style-name="Heading_20_2" text:outline-level="2">Configure SELinux for ClamAV</text:h>
      <text:p text:style-name="Text_20_body">If you are using ClamAV on CentOS, together with SELinux, we should configure it a little bit. This way ClamAV can access all files on disk, and update its data definition files.</text:p>
      <text:p text:style-name="Text_20_body">Enable <text:span text:style-name="Strong_20_Emphasis">antivirus_can_scan_system</text:span>:</text:p>
      <text:p text:style-name="Quotations">setsebool -P antivirus_can_scan_system 1</text:p>
      <text:p text:style-name="Text_20_body"><text:soft-page-break/><draw:a xlink:type="simple" xlink:href="http://linux-audit.com/wp-content/uploads/2015/06/linux-audit-clamav-selinux-configuration.png"><draw:frame draw:style-name="fr1" draw:name="graphics2" text:anchor-type="as-char" svg:width="6.0626in" svg:height="1.25in" draw:z-index="1"><draw:image xlink:href="http://linux-audit.com/wp-content/uploads/2015/06/linux-audit-clamav-selinux-configuration.png" xlink:type="simple" xlink:show="embed" xlink:actuate="onLoad"/><svg:title>Screenshot to configure SELinux for ClamAV</svg:title></draw:frame></draw:a></text:p>
      <text:p text:style-name="Text_20_body">If you don’t perform this step, Freshclam will log something like:</text:p>
      <text:p text:style-name="P1">During database load : LibClamAV Warning: RWX mapping denied: Can't allocate RWX Memory: Permission denied</text:p>
      <text:h text:style-name="Heading_20_2" text:outline-level="2">Configuration of Clam daemon</text:h>
      <text:p text:style-name="Text_20_body">Copy a the clamd.conf template, in case you don’t have a configuration file yet.</text:p>
      <text:p text:style-name="Quotations">cp /usr/share/clamav/template/clamd.conf /etc/clamd.d/clamd.conf<text:line-break/>sed -i ‘/^Example/d’ /etc/clamd.d/clamd.conf</text:p>
      <text:p text:style-name="Text_20_body">Change <text:span text:style-name="Strong_20_Emphasis">/etc/</text:span>clamd<text:span text:style-name="Strong_20_Emphasis">.d/</text:span>clamd<text:span text:style-name="Strong_20_Emphasis">.conf</text:span> file and define if you want to run the scanner as root, or a specific user. Check your /etc/passwd file for the related Clam user.</text:p>
      <text:p text:style-name="Text_20_body">Change the following two options:</text:p>
      <text:p text:style-name="Quotations">User clamscan<text:line-break/>LocalSocket /var/run/clamd.&lt;SERVICE&gt;/clamd.sock</text:p>
      <text:h text:style-name="Heading_20_2" text:outline-level="2">Enable Freshclam</text:h>
      <text:p text:style-name="Text_20_body">Freshclam helps with keeping the database of ClamAV up-to-date. First delete the related “Example” line from <text:span text:style-name="Strong_20_Emphasis">/etc/freshclam.conf</text:span>.</text:p>
      <text:p text:style-name="Quotations">cp /etc/freshclam.conf /etc/freshclam.conf.bak<text:line-break/>sed -i ‘/^Example/d’ /etc/freshclam.conf</text:p>
      <text:p text:style-name="Text_20_body">Check the other options in the file, and change it to your preferred settings.</text:p>
      <text:h text:style-name="Heading_20_3" text:outline-level="3">Missing systemd service file</text:h>
      <text:p text:style-name="Text_20_body">We didn’t get a systemd service file, so creating a quick file here. The process should be forking itself and start freshclam in daemon mode. In this case we configure it to check 4 times a day for new files.</text:p>
      <text:p text:style-name="Text_20_body">Create a new file <text:span text:style-name="Strong_20_Emphasis">/usr/lib/systemd/system/clam-freshclam.service</text:span></text:p>
      <text:p text:style-name="P2"># Run the freshclam as daemon</text:p>
      <text:p text:style-name="P2">[Unit]</text:p>
      <text:p text:style-name="P2">Description = freshclam scanner</text:p>
      <text:p text:style-name="P2">After = network.target</text:p>
      <text:p text:style-name="P2">[Service]</text:p>
      <text:p text:style-name="P2">Type = forking</text:p>
      <text:p text:style-name="P2"><text:soft-page-break/>ExecStart = /usr/bin/freshclam -d -c 4</text:p>
      <text:p text:style-name="P2">Restart = on-failure</text:p>
      <text:p text:style-name="P2">PrivateTmp = true</text:p>
      <text:p text:style-name="P2">[Install]</text:p>
      <text:p text:style-name="P3">WantedBy=multi-user.target</text:p>
      <text:p text:style-name="Text_20_body">Now enable and start the service.</text:p>
      <text:p text:style-name="Quotations">systemctl enable clam-freshclam.service</text:p>
      <text:p text:style-name="Quotations"> </text:p>
      <text:p text:style-name="Quotations">systemctl start clam-freshclam.service</text:p>
      <text:p text:style-name="Text_20_body">Check the status.</text:p>
      <text:p text:style-name="Preformatted_20_Text">[root@centos7 system]# systemctl status clam-freshclam.service</text:p>
      <text:p text:style-name="Preformatted_20_Text">clam-freshclam.service - freshclam scanner</text:p>
      <text:p text:style-name="Preformatted_20_Text">Loaded: loaded (/usr/lib/systemd/system/clam-freshclam.service; enabled)</text:p>
      <text:p text:style-name="Preformatted_20_Text">Active: <text:span text:style-name="T1">active (running)</text:span> since Thu 2015-06-11 11:09:24 CEST; 1s ago</text:p>
      <text:p text:style-name="Preformatted_20_Text">Process: 3158 ExecStart=/usr/bin/freshclam -d -c 4 (code=exited, status=0/SUCCESS)</text:p>
      <text:p text:style-name="Preformatted_20_Text">Main PID: 3159 (freshclam)</text:p>
      <text:p text:style-name="Preformatted_20_Text">CGroup: /system.slice/clam-freshclam.service</text:p>
      <text:p text:style-name="P1">└─3159 /usr/bin/freshclam -d -c 4</text:p>
      <text:h text:style-name="Heading_20_3" text:outline-level="3">Change service files</text:h>
      <text:p text:style-name="Text_20_body">By default, the service files seem to be messy and not working.</text:p>
      <text:p text:style-name="Text_20_body">These are the files bundled:</text:p>
      <text:p text:style-name="Preformatted_20_Text">[root@centos7 system]# ls -l /usr/lib/systemd/system/clam*</text:p>
      <text:p text:style-name="Preformatted_20_Text">-rw-r--r--. 1 root root 136 Apr 29 20:38 /usr/lib/systemd/system/clamd@scan.service</text:p>
      <text:p text:style-name="P1">-rw-r--r--. 1 root root 231 Apr 29 20:38 /usr/lib/systemd/system/clamd@.service</text:p>
      <text:p text:style-name="Text_20_body">When enabling the clamd service, we would see something like this:</text:p>
      <text:p text:style-name="Preformatted_20_Text">[root@centos7 system]# systemctl enable /usr/lib/systemd/system/clamd@.service</text:p>
      <text:p text:style-name="P1"><text:s/>Failed to issue method call: Unit /usr/lib/systemd/system/clamd@.service does not exist.</text:p>
      <text:p text:style-name="Text_20_body">So let’s fix it. First rename the <text:span text:style-name="Strong_20_Emphasis">/usr/lib/systemd/system/clamd@.service</text:span> file.</text:p>
      <text:p text:style-name="Text_20_body">Rename the clamd@ file.</text:p>
      <text:p text:style-name="Quotations">mv /usr/lib/systemd/system/clamd@.service /usr/lib/systemd/system/clamd.service</text:p>
      <text:p text:style-name="Text_20_body">Now we have to change the clamd@scan service as well, as it refers to a non-existing file now. Change this line in <text:span text:style-name="Strong_20_Emphasis">/usr/lib/systemd/system/clamd@scan.service</text:span> and remove the @ sign.</text:p>
      <text:p text:style-name="Quotations">.include /lib/systemd/system/clamd<text:span text:style-name="Strong_20_Emphasis"><text:span text:style-name="T2">@</text:span></text:span>.service</text:p>
      <text:p text:style-name="Text_20_body">Next step is changing the clamd service file <text:span text:style-name="Strong_20_Emphasis">/usr/lib/systemd/system/clamd.service</text:span></text:p>
      <text:p text:style-name="P2"><text:soft-page-break/>[Unit]</text:p>
      <text:p text:style-name="P2">Description = clamd scanner daemon</text:p>
      <text:p text:style-name="P2">After = syslog.target nss-lookup.target network.target</text:p>
      <text:p text:style-name="P2">[Service]</text:p>
      <text:p text:style-name="P2">Type = simple</text:p>
      <text:p text:style-name="P2">ExecStart = /usr/sbin/clamd -c /etc/clamd.d/clamd.conf --nofork=yes</text:p>
      <text:p text:style-name="P2">Restart = on-failure</text:p>
      <text:p text:style-name="P3">PrivateTmp = true</text:p>
      <text:p text:style-name="P2">[Install]</text:p>
      <text:p text:style-name="P3">WantedBy=multi-user.target</text:p>
      <text:p text:style-name="Text_20_body">Move into the directory.</text:p>
      <text:p text:style-name="Quotations">cd /usr/lib/systemd/system</text:p>
      <text:p text:style-name="Text_20_body">Start all services.</text:p>
      <text:p text:style-name="Quotations">[root@centos7 system]# systemctl enable clamd.service<text:line-break/>[root@centos7 system]# systemctl enable clamd@scan.service<text:line-break/>[root@centos7 system]# systemctl start clamd.service<text:line-break/>[root@centos7 system]# systemctl start clamd@scan.service</text:p>
      <text:h text:style-name="Heading_20_2" text:outline-level="2">Checking the status</text:h>
      <text:p text:style-name="Text_20_body">With all these changes, ClamAV on CentOS 7 should be running now. The easiest way to check, is using the <text:span text:style-name="Emphasis">ps</text:span> command and see if <text:span text:style-name="Emphasis">freshclam</text:span> and <text:span text:style-name="Emphasis">clamd</text:span> are running.</text:p>
      <text:p text:style-name="Text_20_body">Useful resources for debugging are the systemctl status command, followed by the service. Then there is logging in /var/log/messages, which usually will reveal when and why something is (not) run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Marathi" style:font-family-complex="'Lohit Marath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7c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 <text:span text:style-name="MT1">of </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jani </meta:initial-creator>
    <meta:creation-date>2016-04-26T21:01:18.038791859</meta:creation-date>
    <dc:date>2016-04-26T21:11:03.481972721</dc:date>
    <dc:creator>Rajani </dc:creator>
    <meta:editing-duration>PT6M19S</meta:editing-duration>
    <meta:editing-cycles>2</meta:editing-cycles>
    <meta:generator>LibreOffice/4.1.4.2$Linux_X86_64 LibreOffice_project/410$Build-2</meta:generator>
    <meta:document-statistic meta:table-count="0" meta:image-count="2" meta:object-count="0" meta:page-count="5" meta:paragraph-count="90" meta:word-count="670" meta:character-count="5127" meta:non-whitespace-character-count="4545"/>
  </office:meta>
</office:document-meta>
</file>